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99ff9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1cm" draw:marker-start-width="0.35cm" draw:marker-end-width="0.35cm" draw:fill="solid" draw:fill-color="#99ff99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solid" draw:fill-color="#99ff99" draw:textarea-vertical-align="middle" fo:padding-top="0.225cm" fo:padding-bottom="0.225cm" fo:padding-left="0.35cm" fo:padding-right="0.3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1.3cm" svg:height="1.2cm" svg:x="1.1cm" svg:y="12.6cm">
          <text:p text:style-name="P1">Géno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1.3cm" svg:height="1.8cm" svg:x="1.1cm" svg:y="13.8cm">
          <text:p text:style-name="P2"><text:span text:style-name="T1">- nb-gene</text:span></text:p>
          <text:p text:style-name="P2"><text:span text:style-name="T1">- gen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1.3cm" svg:height="3.8cm" svg:x="1.1cm" svg:y="15.6cm">
          <text:p text:style-name="P2"><text:span text:style-name="T1">- UpdateMatrix (introduce mutation in the system)</text:span></text:p>
          <text:p text:style-name="P2"><text:span text:style-name="T1">- CrossingOver</text:span></text:p>
          <text:p text:style-name="P2"><text:span text:style-name="T1">- graph (construct the graph)</text:span></text:p>
          <text:p text:style-name="P2"><text:span text:style-name="T1">- draw (draw the grap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8.714cm" svg:height="1.2cm" svg:x="5.2cm" svg:y="1.6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8.714cm" svg:height="2.6cm" svg:x="5.2cm" svg:y="2.8cm">
          <text:p text:style-name="P2"><text:span text:style-name="T2">- nb_genomes</text:span></text:p>
          <text:p text:style-name="P2"><text:span text:style-name="T2">- pop</text:span></text:p>
          <text:p text:style-name="P2"><text:span text:style-name="T2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8.714cm" svg:height="1.9cm" svg:x="5.2cm" svg:y="5.4cm">
          <text:p text:style-name="P2">- new_generation</text:p>
          <text:p text:style-name="P2">- se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22cm" svg:height="0.3cm" svg:x="17.969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4.6cm" svg:height="1.2cm" svg:x="13.6cm" svg:y="12.8cm">
          <text:p text:style-name="P1">Fitn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4.6cm" svg:height="1cm" svg:x="13.6cm" svg:y="14cm">
          <text:p text:style-name="P2"><text:span text:style-name="T1">- gam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4.6cm" svg:height="3cm" svg:x="13.6cm" svg:y="15cm">
          <text:p text:style-name="P2"><text:span text:style-name="T1">- fitness_score (one function to unite the others)</text:span></text:p>
          <text:p text:style-name="P2"><text:span text:style-name="T1">- overall_average_shortest (mean of all length shortest path)</text:span></text:p>
          <text:p text:style-name="P2"><text:span text:style-name="T1">- overall_RSS (verify if we are in a small world)</text:span></text:p>
          <text:p text:style-name="P2"><text:span text:style-name="T1">- Hierarchical_character (clustering coeff's proportionality to 1/k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layer="layout" svg:width="18.714cm" svg:height="1.2cm" svg:x="5.202cm" svg:y="1.601cm">
          <text:p text:style-name="P1">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8.714cm" svg:height="2.6cm" svg:x="5.202cm" svg:y="2.801cm">
          <text:p text:style-name="P2"><text:span text:style-name="T1">- nb_genomes</text:span></text:p>
          <text:p text:style-name="P2"><text:span text:style-name="T1">- pop</text:span></text:p>
          <text:p text:style-name="P2"><text:span text:style-name="T1">- 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18.714cm" svg:height="1.9cm" svg:x="5.216cm" svg:y="5.4cm">
          <text:p text:style-name="P2"><text:span text:style-name="T1">- new_generation (Updating the population (mutations, crossing over, reproduction))</text:span></text:p>
          <text:p text:style-name="P2"><text:span text:style-name="T1">- selection (Generates array of reproduction probabiliti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549cm" svg:x1="20.9cm" svg:y1="12.8cm" svg:x2="14.573cm" svg:y2="7.3cm" draw:start-shape="id1" draw:start-glue-point="4" draw:end-shape="id2" draw:end-glue-point="6" svg:d="M20900 12800v-2100h-6327v-3400" svg:viewBox="0 0 6328 5501">
          <text:p/>
        </draw:connector>
        <draw:connector draw:style-name="gr3" draw:text-style-name="P1" draw:layer="layout" draw:line-skew="0.649cm" svg:x1="6.75cm" svg:y1="12.6cm" svg:x2="14.573cm" svg:y2="7.3cm" draw:start-shape="id3" draw:start-glue-point="4" draw:end-shape="id2" svg:d="M6750 12600v-1900h7823v-3400" svg:viewBox="0 0 7824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9cm" fo:margin-bottom="0.287cm" fo:margin-left="0.209cm" fo:margin-right="0.19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42:30.181970874</meta:creation-date>
    <dc:date>2016-04-03T19:03:50.736977877</dc:date>
    <meta:editing-duration>PT59M39S</meta:editing-duration>
    <meta:editing-cycles>5</meta:editing-cycles>
    <meta:generator>LibreOffice/4.2.8.2$Linux_X86_64 LibreOffice_project/420m0$Build-2</meta:generator>
    <meta:document-statistic meta:object-count="15"/>
  </office:meta>
</office:document-meta>
</file>